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20ff" officeooo:paragraph-rsid="000b20ff"/>
    </style:style>
    <style:style style:name="P2" style:family="paragraph" style:parent-style-name="Standard">
      <style:text-properties officeooo:rsid="000d6b61" officeooo:paragraph-rsid="000d6b61"/>
    </style:style>
    <style:style style:name="P3" style:family="paragraph" style:parent-style-name="Standard">
      <style:text-properties officeooo:rsid="000f3280" officeooo:paragraph-rsid="000d6b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int)map(werte[2],0,100,20,160);</text:p>
      <text:p text:style-name="Standard"/>
      <text:p text:style-name="P1">bedeutet das werte 2 eine Zahl zwischen 0 und 100 ist welche auf eine skala zwischen 20 und 160 übertragen werden</text:p>
      <text:p text:style-name="P1"/>
      <text:p text:style-name="P1">=====&gt; 0=20<text:tab/> <text:s text:c="2"/>100=160</text:p>
      <text:p text:style-name="P1"/>
      <text:p text:style-name="P2">Dies ist nützlich wenn ein Servo zum Beispiel nur im Bereich von 20 bis 160 Grad funktioniert</text:p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6-03T11:40:11.770531577</meta:creation-date>
    <dc:date>2020-01-27T13:46:47.317841119</dc:date>
    <meta:editing-duration>PT13M11S</meta:editing-duration>
    <meta:editing-cycles>6</meta:editing-cycles>
    <meta:generator>LibreOffice/6.3.4.2.0$Linux_X86_64 LibreOffice_project/30$Build-2</meta:generator>
    <meta:document-statistic meta:table-count="0" meta:image-count="0" meta:object-count="0" meta:page-count="1" meta:paragraph-count="4" meta:word-count="42" meta:character-count="260" meta:non-whitespace-character-count="219"/>
  </office:meta>
</office:document-meta>
</file>